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37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JUDAH AND ITS CAPTORS (137:1-6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JUDAH AND ITS CAPTORS (137:1-6)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ir despair (137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ir derision (137:3-4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ir determination (137:5-6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PSALM 137<text:s text:c="1"/></text:span><text:span text:style-name="a460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JUDAH AND ITS CAPTORS (137:1-6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JUDAH AND ITS CREATOR (137:7-9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JUDAH AND ITS CREATOR (137:7-9):<text:s text:c="1"/></text:span><text:span text:style-name="a475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The Babylonians, who burned Jerusalem (137:7-9)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Edomites, who encouraged the Babylonians to level Jerusalem (137:7)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2-tx-Title-and-Text" presentation:presentation-page-layout-name="Master1-PPL12" draw:id="Slide-260">
        <draw:frame draw:id="id91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PSALM 137<text:s text:c="1"/></text:span><text:span text:style-name="a490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JUDAH AND ITS CAPTORS (137:1-6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JUDAH AND ITS CREATOR (137:7-9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37 </dc:title>
    <meta:initial-creator>David STRICKLAND</meta:initial-creator>
    <dc:creator>David STRICKLAND</dc:creator>
    <meta:creation-date>2020-02-22T17:40:00Z</meta:creation-date>
    <dc:date>2020-02-22T17:40:00Z</dc:date>
    <meta:template xlink:href="BibleStudy" xlink:type="simple"/>
    <meta:editing-cycles>1</meta:editing-cycles>
    <meta:editing-duration>PT0S</meta:editing-duration>
    <meta:document-statistic meta:paragraph-count="15" meta:word-count="97"/>
  </office:meta>
</office:document-meta>
</file>